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44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9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71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44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width="0.044cm" svg:stroke-color="#000000" draw:stroke-linejoin="miter" draw:fill="solid" draw:fill-color="#ff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solid" draw:fill-color="#ff333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44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pr1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2.79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3.316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47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fo:min-height="2.163cm"/>
    </style:style>
    <style:style style:name="pr11" style:family="presentation" style:parent-style-name="Default-outline1">
      <style:graphic-properties fo:min-height="16.927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outline1">
      <style:graphic-properties fo:min-height="14.661cm"/>
    </style:style>
    <style:style style:name="pr15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6.005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367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4.691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66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528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5.848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99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4.332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367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095cm" fo:min-width="0cm" fo:padding-top="0cm" fo:padding-bottom="0cm" fo:padding-left="0cm" fo:padding-right="0cm" fo:wrap-option="no-wrap" draw:shadow="hidden" draw:shadow-color="#808080"/>
    </style:style>
    <style:style style:name="pr3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15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6.339cm" fo:min-width="0cm" fo:padding-top="0cm" fo:padding-bottom="0cm" fo:padding-left="0cm" fo:padding-right="0cm" fo:wrap-option="no-wrap" draw:shadow="hidden" draw:shadow-color="#808080"/>
    </style:style>
    <style:style style:name="pr32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52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" style:family="paragraph">
      <style:paragraph-properties text:enable-numbering="false" fo:margin-left="1.2cm" fo:margin-right="0cm" fo:margin-top="0.282cm" fo:margin-bottom="0cm" fo:line-height="100%" fo:text-indent="-0.9cm" style:punctuation-wrap="hanging" style:line-break="strict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.6cm" fo:margin-right="0cm" fo:text-indent="-0.6cm"/>
      <style:text-properties fo:font-size="14pt"/>
    </style:style>
    <style:style style:name="P5" style:family="paragraph">
      <style:paragraph-properties fo:margin-left="0cm" fo:margin-right="0cm" fo:line-height="101%" fo:text-indent="0cm" style:punctuation-wrap="hanging" style:line-break="strict"/>
    </style:style>
    <style:style style:name="P6" style:family="paragraph">
      <style:paragraph-properties text:enable-numbering="false" fo:margin-left="0cm" fo:margin-right="0cm" fo:line-height="101%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.282cm" fo:margin-bottom="0cm" fo:line-height="101%" fo:text-indent="0cm" style:punctuation-wrap="hanging" style:line-break="strict"/>
    </style:style>
    <style:style style:name="P8" style:family="paragraph">
      <style:paragraph-properties text:enable-numbering="true" fo:margin-left="0cm" fo:margin-right="0cm" fo:margin-top="0.282cm" fo:margin-bottom="0cm" fo:line-height="101%" fo:text-indent="0cm" style:punctuation-wrap="hanging" style:line-break="strict" style:writing-mode="lr-tb"/>
    </style:style>
    <style:style style:name="P9" style:family="paragraph">
      <style:paragraph-properties fo:margin-left="0cm" fo:margin-right="0cm" fo:margin-top="0.308cm" fo:margin-bottom="0cm" fo:line-height="100%" fo:text-align="center" fo:text-indent="0cm" style:punctuation-wrap="hanging" style:line-break="strict"/>
    </style:style>
    <style:style style:name="P10" style:family="paragraph">
      <style:paragraph-properties text:enable-numbering="false" fo:margin-left="0cm" fo:margin-right="0cm" fo:margin-top="0.308cm" fo:margin-bottom="0cm" fo:line-height="100%" fo:text-align="center" fo:text-indent="0cm" style:punctuation-wrap="hanging" style:line-break="strict" style:writing-mode="lr-tb"/>
      <style:text-properties fo:font-size="19.8999996185303pt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282cm" fo:margin-bottom="0cm" fo:line-height="101%" fo:text-align="start" fo:text-indent="0cm" style:punctuation-wrap="hanging" style:line-break="strict"/>
    </style:style>
    <style:style style:name="P13" style:family="paragraph">
      <style:paragraph-properties text:enable-numbering="false" fo:margin-left="0cm" fo:margin-right="0cm" fo:margin-top="0.282cm" fo:margin-bottom="0cm" fo:line-height="101%" fo:text-align="start" fo:text-indent="0cm" style:punctuation-wrap="hanging" style:line-break="strict" style:writing-mode="lr-tb"/>
    </style:style>
    <style:style style:name="P14" style:family="paragraph">
      <style:paragraph-properties text:enable-numbering="false" fo:margin-left="0cm" fo:margin-right="0cm" fo:margin-top="0.308cm" fo:margin-bottom="0cm" fo:line-height="100%" fo:text-align="center" fo:text-indent="0cm" style:punctuation-wrap="hanging" style:line-break="strict" style:writing-mode="lr-tb"/>
    </style:style>
    <style:style style:name="P15" style:family="paragraph">
      <style:paragraph-properties fo:margin-left="0cm" fo:margin-right="0cm" fo:line-height="101%" fo:text-align="center" fo:text-indent="0cm" style:punctuation-wrap="hanging" style:line-break="strict"/>
    </style:style>
    <style:style style:name="P16" style:family="paragraph">
      <style:paragraph-properties text:enable-numbering="false" fo:margin-left="0cm" fo:margin-right="0cm" fo:line-height="101%" fo:text-align="center" fo:text-indent="0cm" style:punctuation-wrap="hanging" style:line-break="strict" style:writing-mode="lr-tb"/>
      <style:text-properties fo:font-size="19.8999996185303pt"/>
    </style:style>
    <style:style style:name="P17" style:family="paragraph">
      <style:text-properties fo:font-size="20pt"/>
    </style:style>
    <style:style style:name="P18" style:family="paragraph">
      <style:paragraph-properties fo:margin-left="0cm" fo:margin-right="0cm" fo:margin-top="0.246cm" fo:margin-bottom="0cm" fo:line-height="101%" fo:text-indent="0cm" style:punctuation-wrap="hanging" style:line-break="strict"/>
    </style:style>
    <style:style style:name="P19" style:family="paragraph">
      <style:paragraph-properties fo:margin-left="0cm" fo:margin-right="0cm" fo:line-height="102%" fo:text-indent="0cm" style:punctuation-wrap="hanging" style:line-break="strict"/>
    </style:style>
    <style:style style:name="P20" style:family="paragraph">
      <style:paragraph-properties text:enable-numbering="false" fo:margin-left="0cm" fo:margin-right="0cm" fo:line-height="102%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.282cm" fo:margin-bottom="0cm" fo:line-height="115%" fo:text-indent="0cm" style:punctuation-wrap="hanging" style:line-break="strict"/>
    </style:style>
    <style:style style:name="P22" style:family="paragraph">
      <style:paragraph-properties text:enable-numbering="true" fo:margin-left="0cm" fo:margin-right="0cm" fo:margin-top="0.282cm" fo:margin-bottom="0cm" fo:line-height="101%" fo:text-indent="0cm" style:punctuation-wrap="hanging" style:line-break="strict" style:writing-mode="lr-tb"/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/>
    </style:style>
    <style:style style:name="T1" style:family="text">
      <style:text-properties fo:language="en" fo:country="GB"/>
    </style:style>
    <style:style style:name="T2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3" style:family="text">
      <style:text-properties fo:language="en" fo:country="GB" fo:text-shadow="none"/>
    </style:style>
    <style:style style:name="T4" style:family="text">
      <style:text-properties fo:font-family="Symbol" style:font-family-generic="roman" style:font-pitch="variable" style:font-charset="x-symbol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5" style:family="text">
      <style:text-properties fo:font-family="Tahoma" style:font-pitch="variable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6" style:family="text">
      <style:text-properties fo:color="#000000" fo:font-size="14pt" fo:language="en" fo:country="GB" style:font-size-asian="14pt" style:font-size-complex="14pt"/>
    </style:style>
    <style:style style:name="T7" style:family="text">
      <style:text-properties fo:font-family="Tahoma" style:font-pitch="variable" fo:font-size="22pt" fo:language="en" fo:country="GB" fo:text-shadow="1pt 1pt" style:font-size-asian="22pt" style:font-size-complex="22pt"/>
    </style:style>
    <style:style style:name="T8" style:family="text">
      <style:text-properties fo:font-size="28pt" fo:language="en" fo:country="GB" style:font-size-asian="28pt" style:font-size-complex="28pt"/>
    </style:style>
    <style:style style:name="T9" style:family="text">
      <style:text-properties fo:font-family="Symbol" style:font-family-generic="roman" style:font-pitch="variable" style:font-charset="x-symbol" fo:font-size="28pt" fo:language="en" fo:country="GB" style:font-family-asian="Symbol" style:font-family-generic-asian="roman" style:font-pitch-asian="variable" style:font-charset-asian="x-symbol" style:font-size-asian="28pt" style:font-family-complex="Symbol" style:font-family-generic-complex="roman" style:font-pitch-complex="variable" style:font-charset-complex="x-symbol" style:font-size-complex="28pt"/>
    </style:style>
    <style:style style:name="T10" style:family="text">
      <style:text-properties fo:font-family="Tahoma" style:font-pitch="variable" fo:font-size="28pt" fo:language="en" fo:country="GB" style:font-family-asian="Symbol" style:font-family-generic-asian="roman" style:font-pitch-asian="variable" style:font-charset-asian="x-symbol" style:font-size-asian="28pt" style:font-family-complex="Symbol" style:font-family-generic-complex="roman" style:font-pitch-complex="variable" style:font-charset-complex="x-symbol" style:font-size-complex="28pt"/>
    </style:style>
    <style:style style:name="T11" style:family="text">
      <style:text-properties fo:font-family="Arial" style:font-style-name="Regular" style:font-family-generic="swiss" fo:font-size="28pt" fo:language="en" fo:country="GB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12" style:family="text">
      <style:text-properties fo:font-family="Arial" style:font-style-name="Regular" style:font-family-generic="swiss" style:font-pitch="variable" fo:font-size="28pt" fo:language="en" fo:country="GB" style:font-family-asian="Arial" style:font-style-name-asian="Regular" style:font-family-generic-asian="swiss" style:font-pitch-asian="variable" style:font-size-asian="28pt" style:font-family-complex="Arial" style:font-style-name-complex="Regular" style:font-family-generic-complex="swiss" style:font-pitch-complex="variable" style:font-size-complex="28pt"/>
    </style:style>
    <style:style style:name="T13" style:family="text">
      <style:text-properties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14" style:family="text">
      <style:text-properties fo:font-size="24pt" fo:language="en" fo:country="GB" style:font-size-asian="24pt" style:font-size-complex="24pt"/>
    </style:style>
    <style:style style:name="T15" style:family="text">
      <style:text-properties fo:font-family="Symbol" style:font-family-generic="roman" style:font-pitch="variable" style:font-charset="x-symbol" fo:font-size="24pt" fo:language="en" fo:country="GB" style:font-family-asian="Symbol" style:font-family-generic-asian="roman" style:font-pitch-asian="variable" style:font-charset-asian="x-symbol" style:font-size-asian="24pt" style:font-family-complex="Symbol" style:font-family-generic-complex="roman" style:font-pitch-complex="variable" style:font-charset-complex="x-symbol" style:font-size-complex="24pt"/>
    </style:style>
    <style:style style:name="T16" style:family="text">
      <style:text-properties fo:font-family="Tahoma" style:font-pitch="variable" fo:font-size="24pt" fo:language="en" fo:country="GB" style:font-family-asian="Symbol" style:font-family-generic-asian="roman" style:font-pitch-asian="variable" style:font-charset-asian="x-symbol" style:font-size-asian="24pt" style:font-family-complex="Symbol" style:font-family-generic-complex="roman" style:font-pitch-complex="variable" style:font-charset-complex="x-symbol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049cm" svg:height="3.059cm" svg:x="3.305cm" svg:y="9.371cm" presentation:class="outline" presentation:user-transformed="true">
          <draw:text-box>
            <text:list text:style-name="L1">
              <text:list-item>
                <text:p text:style-name="P1"><text:span text:style-name="T1">PARTE 3: Emparelhamento em Grafos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4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Problema: Formar duplas de pessoas que se conhecem.</text:span></text:p>
              </text:list-item>
              <text:list-item>
                <text:p xml:id="id1" text:id="id1" text:style-name="P7"><text:span text:style-name="T1">Pessoas -&gt; vértices.</text:span></text:p>
              </text:list-item>
              <text:list-item>
                <text:p xml:id="id2" text:id="id2" text:style-name="P7"><text:span text:style-name="T1">Se conhecer -&gt; arestas.</text:span></text:p>
              </text:list-item>
              <text:list-item>
                <text:p xml:id="id3" text:id="id3" text:style-name="P7"><text:span text:style-name="T1">Problema: Encontrar um emparelhamento dos vértices do grafo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custom-shape draw:style-name="gr2" draw:text-style-name="P3" draw:layer="layout" svg:width="1.017cm" svg:height="1.138cm" svg:x="4.807cm" svg:y="15.3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858cm" svg:height="0.828cm" svg:x="4.85cm" svg:y="15.181cm">
          <text:p text:style-name="P9"><text:span text:style-name="T2">H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8cm" svg:x="5.147cm" svg:y="8.5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845cm" svg:height="0.828cm" svg:x="5.198cm" svg:y="8.365cm">
          <text:p text:style-name="P9"><text:span text:style-name="T2">A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6cm" svg:height="1.138cm" svg:x="9.547cm" svg:y="4.73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858cm" svg:height="0.828cm" svg:x="9.589cm" svg:y="4.579cm">
          <text:p text:style-name="P9"><text:span text:style-name="T2">B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8cm" svg:x="16.989cm" svg:y="13.0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777cm" svg:height="0.828cm" svg:x="17.074cm" svg:y="12.906cm">
          <text:p text:style-name="P9"><text:span text:style-name="T2">J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7cm" svg:x="15.972cm" svg:y="4.3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858cm" svg:height="0.828cm" svg:x="16.016cm" svg:y="4.2cm">
          <text:p text:style-name="P9"><text:span text:style-name="T2">C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6cm" svg:height="1.138cm" svg:x="22.064cm" svg:y="10.41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832cm" svg:height="0.828cm" svg:x="22.122cm" svg:y="10.261cm">
          <text:p text:style-name="P9"><text:span text:style-name="T2">E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7cm" svg:x="11.7cm" svg:y="8.9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921cm" svg:height="0.828cm" svg:x="11.711cm" svg:y="8.745cm">
          <text:p text:style-name="P9"><text:span text:style-name="T2">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7cm" svg:x="16.775cm" svg:y="8.9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803cm" svg:height="0.828cm" svg:x="16.847cm" svg:y="8.745cm">
          <text:p text:style-name="P9"><text:span text:style-name="T2">L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6cm" svg:height="1.138cm" svg:x="12.93cm" svg:y="15.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887cm" svg:height="0.828cm" svg:x="12.96cm" svg:y="15.56cm">
          <text:p text:style-name="P9"><text:span text:style-name="T2">G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8cm" svg:x="21.048cm" svg:y="6.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858cm" svg:height="0.828cm" svg:x="21.093cm" svg:y="6.469cm">
          <text:p text:style-name="P9"><text:span text:style-name="T2">D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6cm" svg:height="1.138cm" svg:x="8.657cm" svg:y="12.2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642cm" svg:height="0.828cm" svg:x="8.807cm" svg:y="12.152cm">
          <text:p text:style-name="P9"><text:span text:style-name="T2">I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.017cm" svg:height="1.138cm" svg:x="21.048cm" svg:y="15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0" draw:layer="layout" svg:width="0.803cm" svg:height="0.828cm" svg:x="21.12cm" svg:y="15.56cm">
          <text:p text:style-name="P9"><text:span text:style-name="T2">F</text:span></text:p>
          <draw:enhanced-geometry svg:viewBox="0 0 21600 21600" draw:type="mso-spt202" draw:enhanced-path="M 0 0 L 21600 0 21600 21600 0 21600 0 0 Z N"/>
        </draw:custom-shape>
        <draw:line draw:style-name="gr4" draw:text-style-name="P11" draw:layer="layout" svg:x1="5.896cm" svg:y1="15.938cm" svg:x2="12.818cm" svg:y2="16.317cm">
          <text:p/>
        </draw:line>
        <draw:line draw:style-name="gr4" draw:text-style-name="P11" draw:layer="layout" svg:x1="12.323cm" svg:y1="10.091cm" svg:x2="13.465cm" svg:y2="15.633cm">
          <text:p/>
        </draw:line>
        <draw:line draw:style-name="gr4" draw:text-style-name="P11" draw:layer="layout" svg:x1="6.086cm" svg:y1="9.124cm" svg:x2="11.676cm" svg:y2="9.503cm">
          <text:p/>
        </draw:line>
        <draw:line draw:style-name="gr4" draw:text-style-name="P11" draw:layer="layout" svg:x1="6.023cm" svg:y1="9.503cm" svg:x2="8.73cm" svg:y2="12.531cm">
          <text:p/>
        </draw:line>
        <draw:line draw:style-name="gr4" draw:text-style-name="P11" draw:layer="layout" svg:x1="8.827cm" svg:y1="13.29cm" svg:x2="5.579cm" svg:y2="15.561cm">
          <text:p/>
        </draw:line>
        <draw:line draw:style-name="gr4" draw:text-style-name="P11" draw:layer="layout" svg:x1="5.954cm" svg:y1="8.608cm" svg:x2="9.678cm" svg:y2="5.754cm">
          <text:p/>
        </draw:line>
        <draw:line draw:style-name="gr4" draw:text-style-name="P11" draw:layer="layout" svg:x1="10.611cm" svg:y1="5.437cm" svg:x2="15.881cm" svg:y2="4.854cm">
          <text:p/>
        </draw:line>
        <draw:line draw:style-name="gr4" draw:text-style-name="P11" draw:layer="layout" svg:x1="10.417cm" svg:y1="5.716cm" svg:x2="16.844cm" svg:y2="9.123cm">
          <text:p/>
        </draw:line>
        <draw:line draw:style-name="gr4" draw:text-style-name="P11" draw:layer="layout" svg:x1="17.251cm" svg:y1="10.023cm" svg:x2="17.586cm" svg:y2="13.027cm">
          <text:p/>
        </draw:line>
        <draw:line draw:style-name="gr4" draw:text-style-name="P11" draw:layer="layout" svg:x1="17.757cm" svg:y1="9.293cm" svg:x2="21.184cm" svg:y2="7.505cm">
          <text:p/>
        </draw:line>
        <draw:line draw:style-name="gr4" draw:text-style-name="P11" draw:layer="layout" svg:x1="17.009cm" svg:y1="5.099cm" svg:x2="21.242cm" svg:y2="6.64cm">
          <text:p/>
        </draw:line>
        <draw:line draw:style-name="gr4" draw:text-style-name="P11" draw:layer="layout" svg:x1="13.989cm" svg:y1="16.405cm" svg:x2="17.217cm" svg:y2="13.97cm">
          <text:p/>
        </draw:line>
        <draw:line draw:style-name="gr4" draw:text-style-name="P11" draw:layer="layout" svg:x1="18.01cm" svg:y1="13.927cm" svg:x2="21.223cm" svg:y2="15.803cm">
          <text:p/>
        </draw:line>
        <draw:line draw:style-name="gr4" draw:text-style-name="P11" draw:layer="layout" svg:x1="22.763cm" svg:y1="11.535cm" svg:x2="21.543cm" svg:y2="15.701cm">
          <text:p/>
        </draw:line>
        <draw:line draw:style-name="gr4" draw:text-style-name="P11" draw:layer="layout" svg:x1="21.709cm" svg:y1="7.748cm" svg:x2="22.385cm" svg:y2="10.397cm">
          <text:p/>
        </draw:line>
        <draw:line draw:style-name="gr4" draw:text-style-name="P11" draw:layer="layout" svg:x1="9.741cm" svg:y1="12.837cm" svg:x2="16.848cm" svg:y2="13.595cm">
          <text:p/>
        </draw:line>
        <draw:line draw:style-name="gr4" draw:text-style-name="P11" draw:layer="layout" svg:x1="16.274cm" svg:y1="5.338cm" svg:x2="12.351cm" svg:y2="8.949cm">
          <text:p/>
        </draw:line>
        <draw:polyline draw:style-name="gr5" draw:text-style-name="P11" xml:id="id5" draw:id="id5" draw:layer="layout" svg:width="3.426cm" svg:height="1.787cm" svg:x="17.801cm" svg:y="7.506cm" svg:viewBox="0 0 3427 1788" draw:points="0,1788 3427,0">
          <text:p/>
        </draw:polyline>
        <draw:polyline draw:style-name="gr5" draw:text-style-name="P11" xml:id="id7" draw:id="id7" draw:layer="layout" svg:width="3.227cm" svg:height="2.434cm" svg:x="13.97cm" svg:y="13.988cm" svg:viewBox="0 0 3228 2435" draw:points="0,2435 3228,0">
          <text:p/>
        </draw:polyline>
        <draw:polyline draw:style-name="gr6" draw:text-style-name="P11" xml:id="id8" draw:id="id8" draw:layer="layout" svg:width="3.247cm" svg:height="2.27cm" svg:x="5.58cm" svg:y="13.29cm" svg:viewBox="0 0 3248 2271" draw:points="3248,0 0,2271">
          <text:p/>
        </draw:polyline>
        <draw:polyline draw:style-name="gr5" draw:text-style-name="P11" xml:id="id6" draw:id="id6" draw:layer="layout" svg:width="1.218cm" svg:height="4.166cm" svg:x="21.481cm" svg:y="11.393cm" svg:viewBox="0 0 1219 4167" draw:points="1219,0 0,4167">
          <text:p/>
        </draw:polyline>
        <draw:polyline draw:style-name="gr5" draw:text-style-name="P11" xml:id="id4" draw:id="id4" draw:layer="layout" svg:width="5.269cm" svg:height="0.582cm" svg:x="10.61cm" svg:y="4.854cm" svg:viewBox="0 0 5270 583" draw:points="0,583 5270,0">
          <text:p/>
        </draw:polyline>
        <draw:polyline draw:style-name="gr6" draw:text-style-name="P11" xml:id="id9" draw:id="id9" draw:layer="layout" svg:width="5.589cm" svg:height="0.378cm" svg:x="6.085cm" svg:y="9.124cm" svg:viewBox="0 0 5590 379" draw:points="0,0 5590,379">
          <text:p/>
        </draw:polylin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19.833cm" svg:height="3.847cm" svg:x="4.432cm" svg:y="0cm" presentation:class="title" presentation:user-transformed="true">
          <draw:text-box>
            <text:p text:style-name="P12"><text:span text:style-name="T3">Emparelhamento em Grafos</text:span></text:p>
          </draw:text-box>
        </draw:frame>
        <draw:frame presentation:style-name="pr5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Um emparelhamento <text:s/>(matching) de um grafo G=(V, E) é um subconjunto M </text:span><text:span text:style-name="T4"></text:span><text:span text:style-name="T5"> E tal que nenhum par de arestas de M incidem no mesmo vértice.</text:span></text:p>
              </text:list-item>
              <text:list-item>
                <text:p text:style-name="P7"><text:span text:style-name="T5">Os dois extremos de uma aresta em M são emparelhados pelo eparelhamento M. <text:s/></text:span><text:span text:style-name="T1"><text:s/>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6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Os vértices de G incidentes a alguma aresta de M estão cobertos por M.</text:span></text:p>
              </text:list-item>
              <text:list-item>
                <text:p text:style-name="P7"><text:span text:style-name="T1">Se todo vértice de G está coberto por M, disse-se que M é perfeito.</text:span></text:p>
              </text:list-item>
              <text:list-item>
                <text:p text:style-name="P7"><text:span text:style-name="T1">Problema: Emparelhamento máximo.</text:span></text:p>
              </text:list-item>
              <text:list-item>
                <text:p text:style-name="P7"><text:span text:style-name="T1">Todo emparelhamento perfeito é máximo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g>
          <draw:custom-shape draw:style-name="gr2" draw:text-style-name="P3" draw:layer="layout" svg:width="0.7cm" svg:height="0.7cm" svg:x="15.113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5.074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10.388cm">
            <text:p text:style-name="P9"><text:span text:style-name="T6">5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1.869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1.841cm" svg:y="7.938cm">
            <text:p text:style-name="P9"><text:span text:style-name="T6">6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1.8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1.841cm" svg:y="10.388cm">
            <text:p text:style-name="P9"><text:span text:style-name="T6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5.3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5.341cm" svg:y="10.388cm">
            <text:p text:style-name="P9"><text:span text:style-name="T6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5.369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5.341cm" svg:y="12.838cm">
            <text:p text:style-name="P9"><text:span text:style-name="T6">7</text:span></text:p>
            <draw:enhanced-geometry svg:viewBox="0 0 21600 21600" draw:type="mso-spt202" draw:enhanced-path="M 0 0 L 21600 0 21600 21600 0 21600 0 0 Z N"/>
          </draw:custom-shape>
        </draw:g>
        <draw:line draw:style-name="gr4" draw:text-style-name="P11" draw:layer="layout" svg:x1="15.764cm" svg:y1="10.665cm" svg:x2="18.442cm" svg:y2="8.487cm">
          <text:p/>
        </draw:line>
        <draw:line draw:style-name="gr4" draw:text-style-name="P11" draw:layer="layout" svg:x1="15.813cm" svg:y1="10.834cm" svg:x2="18.379cm" svg:y2="10.84cm">
          <text:p/>
        </draw:line>
        <draw:line draw:style-name="gr4" draw:text-style-name="P11" draw:layer="layout" svg:x1="19.079cm" svg:y1="10.834cm" svg:x2="21.899cm" svg:y2="10.84cm">
          <text:p/>
        </draw:line>
        <draw:line draw:style-name="gr4" draw:text-style-name="P11" draw:layer="layout" svg:x1="22.589cm" svg:y1="10.834cm" svg:x2="25.399cm" svg:y2="10.84cm">
          <text:p/>
        </draw:line>
        <draw:line draw:style-name="gr4" draw:text-style-name="P11" draw:layer="layout" svg:x1="19.079cm" svg:y1="8.355cm" svg:x2="21.899cm" svg:y2="8.361cm">
          <text:p/>
        </draw:line>
        <draw:line draw:style-name="gr4" draw:text-style-name="P11" draw:layer="layout" svg:x1="19.079cm" svg:y1="13.304cm" svg:x2="25.379cm" svg:y2="13.31cm">
          <text:p/>
        </draw:line>
        <draw:line draw:style-name="gr4" draw:text-style-name="P11" draw:layer="layout" svg:x1="18.71cm" svg:y1="8.686cm" svg:x2="18.714cm" svg:y2="10.437cm">
          <text:p/>
        </draw:line>
        <draw:polyline draw:style-name="gr7" draw:text-style-name="P11" xml:id="id14" draw:id="id14" draw:layer="layout" svg:width="0.003cm" svg:height="1.748cm" svg:x="18.71cm" svg:y="11.137cm" svg:viewBox="0 0 4 1749" draw:points="0,0 4,1749">
          <text:p/>
        </draw:polyline>
        <draw:line draw:style-name="gr4" draw:text-style-name="P11" draw:layer="layout" svg:x1="22.248cm" svg:y1="8.725cm" svg:x2="22.254cm" svg:y2="10.476cm">
          <text:p/>
        </draw:line>
        <draw:line draw:style-name="gr4" draw:text-style-name="P11" draw:layer="layout" svg:x1="25.71cm" svg:y1="11.137cm" svg:x2="25.714cm" svg:y2="12.886cm">
          <text:p/>
        </draw:line>
        <draw:line draw:style-name="gr4" draw:text-style-name="P11" draw:layer="layout" svg:x1="22.492cm" svg:y1="8.541cm" svg:x2="25.413cm" svg:y2="10.534cm">
          <text:p/>
        </draw:line>
        <draw:line draw:style-name="gr4" draw:text-style-name="P11" draw:layer="layout" svg:x1="22.482cm" svg:y1="11.078cm" svg:x2="25.403cm" svg:y2="13.071cm">
          <text:p/>
        </draw:line>
        <draw:line draw:style-name="gr4" draw:text-style-name="P11" draw:layer="layout" svg:x1="22.054cm" svg:y1="11.068cm" svg:x2="18.928cm" svg:y2="13.061cm">
          <text:p/>
        </draw:line>
        <draw:line draw:style-name="gr4" draw:text-style-name="P11" draw:layer="layout" svg:x1="15.716cm" svg:y1="11.049cm" svg:x2="18.394cm" svg:y2="13.023cm">
          <text:p/>
        </draw:line>
        <draw:custom-shape draw:style-name="gr8" draw:text-style-name="P3" draw:layer="layout" svg:width="0.7cm" svg:height="0.987cm" svg:x="16.979cm" svg:y="9.989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cm" svg:height="0.987cm" svg:x="16.513cm" svg:y="12.089cm">
          <text:p/>
          <draw:enhanced-geometry svg:viewBox="0 0 21600 21600" draw:type="mso-spt202" draw:enhanced-path="M 0 0 L 21600 0 21600 21600 0 21600 0 0 Z N"/>
        </draw:custom-shape>
        <draw:polyline draw:style-name="gr7" draw:text-style-name="P11" xml:id="id15" draw:id="id15" draw:layer="layout" svg:width="2.92cm" svg:height="1.992cm" svg:x="22.496cm" svg:y="8.541cm" svg:viewBox="0 0 2921 1993" draw:points="0,0 2921,1993">
          <text:p/>
        </draw:polyline>
        <draw:polyline draw:style-name="gr7" draw:text-style-name="P11" xml:id="id16" draw:id="id16" draw:layer="layout" svg:width="2.92cm" svg:height="1.992cm" svg:x="22.482cm" svg:y="11.078cm" svg:viewBox="0 0 2921 1993" draw:points="0,0 2921,1993">
          <text:p/>
        </draw:polyline>
        <draw:polyline draw:style-name="gr7" draw:text-style-name="P11" xml:id="id17" draw:id="id17" draw:layer="layout" svg:width="2.677cm" svg:height="2.177cm" svg:x="15.764cm" svg:y="8.487cm" svg:viewBox="0 0 2678 2178" draw:points="0,2178 2678,0">
          <text:p/>
        </draw:polyline>
        <draw:g>
          <draw:custom-shape draw:style-name="gr2" draw:text-style-name="P3" draw:layer="layout" svg:width="0.7cm" svg:height="0.7cm" svg:x="2.552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.508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10.388cm">
            <text:p text:style-name="P9"><text:span text:style-name="T6">5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9.303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9.275cm" svg:y="7.938cm">
            <text:p text:style-name="P9"><text:span text:style-name="T6">6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9.303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9.275cm" svg:y="10.388cm">
            <text:p text:style-name="P9"><text:span text:style-name="T6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2.803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2.775cm" svg:y="12.838cm">
            <text:p text:style-name="P9"><text:span text:style-name="T6">7</text:span></text:p>
            <draw:enhanced-geometry svg:viewBox="0 0 21600 21600" draw:type="mso-spt202" draw:enhanced-path="M 0 0 L 21600 0 21600 21600 0 21600 0 0 Z N"/>
          </draw:custom-shape>
        </draw:g>
        <draw:line draw:style-name="gr4" draw:text-style-name="P11" draw:layer="layout" svg:x1="3.198cm" svg:y1="10.665cm" svg:x2="5.876cm" svg:y2="8.487cm">
          <text:p/>
        </draw:line>
        <draw:line draw:style-name="gr4" draw:text-style-name="P11" draw:layer="layout" svg:x1="3.251cm" svg:y1="10.834cm" svg:x2="5.817cm" svg:y2="10.84cm">
          <text:p/>
        </draw:line>
        <draw:line draw:style-name="gr4" draw:text-style-name="P11" draw:layer="layout" svg:x1="6.513cm" svg:y1="10.834cm" svg:x2="9.333cm" svg:y2="10.84cm">
          <text:p/>
        </draw:line>
        <draw:line draw:style-name="gr4" draw:text-style-name="P11" draw:layer="layout" svg:x1="6.513cm" svg:y1="8.355cm" svg:x2="9.333cm" svg:y2="8.361cm">
          <text:p/>
        </draw:line>
        <draw:line draw:style-name="gr4" draw:text-style-name="P11" draw:layer="layout" svg:x1="6.513cm" svg:y1="13.304cm" svg:x2="12.813cm" svg:y2="13.31cm">
          <text:p/>
        </draw:line>
        <draw:line draw:style-name="gr4" draw:text-style-name="P11" draw:layer="layout" svg:x1="6.144cm" svg:y1="8.686cm" svg:x2="6.148cm" svg:y2="10.437cm">
          <text:p/>
        </draw:line>
        <draw:polyline draw:style-name="gr7" draw:text-style-name="P11" xml:id="id10" draw:id="id10" draw:layer="layout" svg:width="0.003cm" svg:height="1.748cm" svg:x="6.144cm" svg:y="11.137cm" svg:viewBox="0 0 4 1749" draw:points="0,0 4,1749">
          <text:p/>
        </draw:polyline>
        <draw:line draw:style-name="gr4" draw:text-style-name="P11" draw:layer="layout" svg:x1="9.682cm" svg:y1="8.725cm" svg:x2="9.688cm" svg:y2="10.476cm">
          <text:p/>
        </draw:line>
        <draw:line draw:style-name="gr4" draw:text-style-name="P11" draw:layer="layout" svg:x1="9.916cm" svg:y1="11.078cm" svg:x2="12.837cm" svg:y2="13.071cm">
          <text:p/>
        </draw:line>
        <draw:line draw:style-name="gr4" draw:text-style-name="P11" draw:layer="layout" svg:x1="9.488cm" svg:y1="11.068cm" svg:x2="6.362cm" svg:y2="13.061cm">
          <text:p/>
        </draw:line>
        <draw:line draw:style-name="gr4" draw:text-style-name="P11" draw:layer="layout" svg:x1="3.15cm" svg:y1="11.049cm" svg:x2="5.828cm" svg:y2="13.023cm">
          <text:p/>
        </draw:line>
        <draw:custom-shape draw:style-name="gr8" draw:text-style-name="P3" draw:layer="layout" svg:width="0.7cm" svg:height="0.987cm" svg:x="4.413cm" svg:y="9.989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cm" svg:height="0.987cm" svg:x="3.951cm" svg:y="12.089cm">
          <text:p/>
          <draw:enhanced-geometry svg:viewBox="0 0 21600 21600" draw:type="mso-spt202" draw:enhanced-path="M 0 0 L 21600 0 21600 21600 0 21600 0 0 Z N"/>
        </draw:custom-shape>
        <draw:polyline draw:style-name="gr7" draw:text-style-name="P11" xml:id="id11" draw:id="id11" draw:layer="layout" svg:width="2.92cm" svg:height="1.992cm" svg:x="9.916cm" svg:y="11.078cm" svg:viewBox="0 0 2921 1993" draw:points="0,0 2921,1993">
          <text:p/>
        </draw:polyline>
        <draw:polyline draw:style-name="gr7" draw:text-style-name="P11" xml:id="id12" draw:id="id12" draw:layer="layout" svg:width="2.677cm" svg:height="2.177cm" svg:x="3.198cm" svg:y="8.487cm" svg:viewBox="0 0 2678 2178" draw:points="0,2178 2678,0">
          <text:p/>
        </draw:polyline>
        <draw:custom-shape draw:style-name="gr9" draw:text-style-name="P16" xml:id="id13" draw:id="id13" draw:layer="layout" svg:width="6.592cm" svg:height="2.066cm" svg:x="4.958cm" svg:y="14.33cm">
          <text:p text:style-name="P15"><text:span text:style-name="T7">Emparelhamento máximo</text:span></text:p>
          <draw:enhanced-geometry svg:viewBox="0 0 21600 21600" draw:type="mso-spt202" draw:enhanced-path="M 0 0 L 21600 0 21600 21600 0 21600 0 0 Z N"/>
        </draw:custom-shape>
        <draw:custom-shape draw:style-name="gr9" draw:text-style-name="P16" xml:id="id18" draw:id="id18" draw:layer="layout" svg:width="6.592cm" svg:height="2.066cm" svg:x="17.859cm" svg:y="14.33cm">
          <text:p text:style-name="P15"><text:span text:style-name="T7">Emparelhamento perfeit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7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Se M é um emparelhamento, um caminho <text:s/>alternado em M é um caminho simples (não repete vértice) cujas arestas pertencem e não pertencem alternadamente a M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g>
          <draw:custom-shape draw:style-name="gr2" draw:text-style-name="P3" draw:layer="layout" svg:width="0.7cm" svg:height="0.7cm" svg:x="15.113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5.074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10.388cm">
            <text:p text:style-name="P9"><text:span text:style-name="T6">5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1.869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1.841cm" svg:y="7.938cm">
            <text:p text:style-name="P9"><text:span text:style-name="T6">6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1.8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1.841cm" svg:y="10.388cm">
            <text:p text:style-name="P9"><text:span text:style-name="T6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5.3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5.341cm" svg:y="10.388cm">
            <text:p text:style-name="P9"><text:span text:style-name="T6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5.369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5.341cm" svg:y="12.838cm">
            <text:p text:style-name="P9"><text:span text:style-name="T6">7</text:span></text:p>
            <draw:enhanced-geometry svg:viewBox="0 0 21600 21600" draw:type="mso-spt202" draw:enhanced-path="M 0 0 L 21600 0 21600 21600 0 21600 0 0 Z N"/>
          </draw:custom-shape>
        </draw:g>
        <draw:line draw:style-name="gr4" draw:text-style-name="P11" draw:layer="layout" svg:x1="15.764cm" svg:y1="10.665cm" svg:x2="18.442cm" svg:y2="8.487cm">
          <text:p/>
        </draw:line>
        <draw:line draw:style-name="gr4" draw:text-style-name="P11" draw:layer="layout" svg:x1="15.813cm" svg:y1="10.834cm" svg:x2="18.379cm" svg:y2="10.84cm">
          <text:p/>
        </draw:line>
        <draw:line draw:style-name="gr4" draw:text-style-name="P11" draw:layer="layout" svg:x1="19.079cm" svg:y1="10.834cm" svg:x2="21.899cm" svg:y2="10.84cm">
          <text:p/>
        </draw:line>
        <draw:line draw:style-name="gr4" draw:text-style-name="P11" draw:layer="layout" svg:x1="22.589cm" svg:y1="10.834cm" svg:x2="25.399cm" svg:y2="10.84cm">
          <text:p/>
        </draw:line>
        <draw:line draw:style-name="gr4" draw:text-style-name="P11" draw:layer="layout" svg:x1="19.079cm" svg:y1="8.355cm" svg:x2="21.899cm" svg:y2="8.361cm">
          <text:p/>
        </draw:line>
        <draw:line draw:style-name="gr4" draw:text-style-name="P11" draw:layer="layout" svg:x1="19.079cm" svg:y1="13.304cm" svg:x2="25.379cm" svg:y2="13.31cm">
          <text:p/>
        </draw:line>
        <draw:line draw:style-name="gr4" draw:text-style-name="P11" draw:layer="layout" svg:x1="18.71cm" svg:y1="8.686cm" svg:x2="18.714cm" svg:y2="10.437cm">
          <text:p/>
        </draw:line>
        <draw:polyline draw:style-name="gr7" draw:text-style-name="P11" xml:id="id23" draw:id="id23" draw:layer="layout" svg:width="0.003cm" svg:height="1.748cm" svg:x="18.71cm" svg:y="11.137cm" svg:viewBox="0 0 4 1749" draw:points="0,0 4,1749">
          <text:p/>
        </draw:polyline>
        <draw:line draw:style-name="gr4" draw:text-style-name="P11" draw:layer="layout" svg:x1="22.248cm" svg:y1="8.725cm" svg:x2="22.254cm" svg:y2="10.476cm">
          <text:p/>
        </draw:line>
        <draw:line draw:style-name="gr4" draw:text-style-name="P11" draw:layer="layout" svg:x1="25.71cm" svg:y1="11.137cm" svg:x2="25.714cm" svg:y2="12.886cm">
          <text:p/>
        </draw:line>
        <draw:line draw:style-name="gr4" draw:text-style-name="P11" draw:layer="layout" svg:x1="22.492cm" svg:y1="8.541cm" svg:x2="25.413cm" svg:y2="10.534cm">
          <text:p/>
        </draw:line>
        <draw:line draw:style-name="gr4" draw:text-style-name="P11" draw:layer="layout" svg:x1="22.482cm" svg:y1="11.078cm" svg:x2="25.403cm" svg:y2="13.071cm">
          <text:p/>
        </draw:line>
        <draw:line draw:style-name="gr4" draw:text-style-name="P11" draw:layer="layout" svg:x1="22.054cm" svg:y1="11.068cm" svg:x2="18.928cm" svg:y2="13.061cm">
          <text:p/>
        </draw:line>
        <draw:line draw:style-name="gr4" draw:text-style-name="P11" draw:layer="layout" svg:x1="15.716cm" svg:y1="11.049cm" svg:x2="18.394cm" svg:y2="13.023cm">
          <text:p/>
        </draw:line>
        <draw:custom-shape draw:style-name="gr8" draw:text-style-name="P3" draw:layer="layout" svg:width="0.7cm" svg:height="0.987cm" svg:x="16.979cm" svg:y="9.989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cm" svg:height="0.987cm" svg:x="16.513cm" svg:y="12.089cm">
          <text:p/>
          <draw:enhanced-geometry svg:viewBox="0 0 21600 21600" draw:type="mso-spt202" draw:enhanced-path="M 0 0 L 21600 0 21600 21600 0 21600 0 0 Z N"/>
        </draw:custom-shape>
        <draw:polyline draw:style-name="gr7" draw:text-style-name="P11" xml:id="id24" draw:id="id24" draw:layer="layout" svg:width="2.92cm" svg:height="1.992cm" svg:x="22.496cm" svg:y="8.541cm" svg:viewBox="0 0 2921 1993" draw:points="0,0 2921,1993">
          <text:p/>
        </draw:polyline>
        <draw:polyline draw:style-name="gr7" draw:text-style-name="P11" xml:id="id25" draw:id="id25" draw:layer="layout" svg:width="2.92cm" svg:height="1.992cm" svg:x="22.482cm" svg:y="11.078cm" svg:viewBox="0 0 2921 1993" draw:points="0,0 2921,1993">
          <text:p/>
        </draw:polyline>
        <draw:polyline draw:style-name="gr7" draw:text-style-name="P11" xml:id="id26" draw:id="id26" draw:layer="layout" svg:width="2.677cm" svg:height="2.177cm" svg:x="15.764cm" svg:y="8.487cm" svg:viewBox="0 0 2678 2178" draw:points="0,2178 2678,0">
          <text:p/>
        </draw:polyline>
        <draw:g>
          <draw:custom-shape draw:style-name="gr2" draw:text-style-name="P3" draw:layer="layout" svg:width="0.7cm" svg:height="0.7cm" svg:x="2.552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.508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10.388cm">
            <text:p text:style-name="P9"><text:span text:style-name="T6">5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9.303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9.275cm" svg:y="7.938cm">
            <text:p text:style-name="P9"><text:span text:style-name="T6">6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9.303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9.275cm" svg:y="10.388cm">
            <text:p text:style-name="P9"><text:span text:style-name="T6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2.803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2.775cm" svg:y="12.838cm">
            <text:p text:style-name="P9"><text:span text:style-name="T6">7</text:span></text:p>
            <draw:enhanced-geometry svg:viewBox="0 0 21600 21600" draw:type="mso-spt202" draw:enhanced-path="M 0 0 L 21600 0 21600 21600 0 21600 0 0 Z N"/>
          </draw:custom-shape>
        </draw:g>
        <draw:line draw:style-name="gr4" draw:text-style-name="P11" draw:layer="layout" svg:x1="3.198cm" svg:y1="10.665cm" svg:x2="5.876cm" svg:y2="8.487cm">
          <text:p/>
        </draw:line>
        <draw:line draw:style-name="gr4" draw:text-style-name="P11" draw:layer="layout" svg:x1="3.251cm" svg:y1="10.834cm" svg:x2="5.817cm" svg:y2="10.84cm">
          <text:p/>
        </draw:line>
        <draw:line draw:style-name="gr4" draw:text-style-name="P11" draw:layer="layout" svg:x1="6.513cm" svg:y1="10.834cm" svg:x2="9.333cm" svg:y2="10.84cm">
          <text:p/>
        </draw:line>
        <draw:line draw:style-name="gr4" draw:text-style-name="P11" draw:layer="layout" svg:x1="6.513cm" svg:y1="8.355cm" svg:x2="9.333cm" svg:y2="8.361cm">
          <text:p/>
        </draw:line>
        <draw:line draw:style-name="gr4" draw:text-style-name="P11" draw:layer="layout" svg:x1="6.513cm" svg:y1="13.304cm" svg:x2="12.813cm" svg:y2="13.31cm">
          <text:p/>
        </draw:line>
        <draw:line draw:style-name="gr4" draw:text-style-name="P11" draw:layer="layout" svg:x1="6.144cm" svg:y1="8.686cm" svg:x2="6.148cm" svg:y2="10.437cm">
          <text:p/>
        </draw:line>
        <draw:polyline draw:style-name="gr7" draw:text-style-name="P11" xml:id="id19" draw:id="id19" draw:layer="layout" svg:width="0.003cm" svg:height="1.748cm" svg:x="6.144cm" svg:y="11.137cm" svg:viewBox="0 0 4 1749" draw:points="0,0 4,1749">
          <text:p/>
        </draw:polyline>
        <draw:line draw:style-name="gr4" draw:text-style-name="P11" draw:layer="layout" svg:x1="9.682cm" svg:y1="8.725cm" svg:x2="9.688cm" svg:y2="10.476cm">
          <text:p/>
        </draw:line>
        <draw:line draw:style-name="gr4" draw:text-style-name="P11" draw:layer="layout" svg:x1="9.916cm" svg:y1="11.078cm" svg:x2="12.837cm" svg:y2="13.071cm">
          <text:p/>
        </draw:line>
        <draw:line draw:style-name="gr4" draw:text-style-name="P11" draw:layer="layout" svg:x1="9.488cm" svg:y1="11.068cm" svg:x2="6.362cm" svg:y2="13.061cm">
          <text:p/>
        </draw:line>
        <draw:line draw:style-name="gr4" draw:text-style-name="P11" draw:layer="layout" svg:x1="3.15cm" svg:y1="11.049cm" svg:x2="5.828cm" svg:y2="13.023cm">
          <text:p/>
        </draw:line>
        <draw:custom-shape draw:style-name="gr8" draw:text-style-name="P3" draw:layer="layout" svg:width="0.7cm" svg:height="0.987cm" svg:x="4.413cm" svg:y="9.989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cm" svg:height="0.987cm" svg:x="3.951cm" svg:y="12.089cm">
          <text:p/>
          <draw:enhanced-geometry svg:viewBox="0 0 21600 21600" draw:type="mso-spt202" draw:enhanced-path="M 0 0 L 21600 0 21600 21600 0 21600 0 0 Z N"/>
        </draw:custom-shape>
        <draw:polyline draw:style-name="gr7" draw:text-style-name="P11" xml:id="id20" draw:id="id20" draw:layer="layout" svg:width="2.92cm" svg:height="1.992cm" svg:x="9.916cm" svg:y="11.078cm" svg:viewBox="0 0 2921 1993" draw:points="0,0 2921,1993">
          <text:p/>
        </draw:polyline>
        <draw:polyline draw:style-name="gr7" draw:text-style-name="P11" xml:id="id21" draw:id="id21" draw:layer="layout" svg:width="2.677cm" svg:height="2.177cm" svg:x="3.198cm" svg:y="8.487cm" svg:viewBox="0 0 2678 2178" draw:points="0,2178 2678,0">
          <text:p/>
        </draw:polyline>
        <draw:custom-shape draw:style-name="gr9" draw:text-style-name="P16" xml:id="id22" draw:id="id22" draw:layer="layout" svg:width="8.245cm" svg:height="2.066cm" svg:x="3.223cm" svg:y="14.296cm">
          <text:p text:style-name="P15"><text:span text:style-name="T7">Caminho alternado: (1, 2, 5, 3, 4)‏</text:span></text:p>
          <draw:enhanced-geometry svg:viewBox="0 0 21600 21600" draw:type="mso-spt202" draw:enhanced-path="M 0 0 L 21600 0 21600 21600 0 21600 0 0 Z N"/>
        </draw:custom-shape>
        <draw:custom-shape draw:style-name="gr9" draw:text-style-name="P16" xml:id="id27" draw:id="id27" draw:layer="layout" svg:width="8.244cm" svg:height="2.066cm" svg:x="16.781cm" svg:y="14.296cm">
          <text:p text:style-name="P15"><text:span text:style-name="T7">Caminho alternado: (8, 4, 7, 3, 5)‏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8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Caminho de aumento em M: Caminho alternado em M tal que o vértice inicial e o vértice final não estão cobertos por M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g>
          <draw:custom-shape draw:style-name="gr2" draw:text-style-name="P3" draw:layer="layout" svg:width="0.7cm" svg:height="0.7cm" svg:x="15.113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5.074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10.388cm">
            <text:p text:style-name="P9"><text:span text:style-name="T6">5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1.869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1.841cm" svg:y="7.938cm">
            <text:p text:style-name="P9"><text:span text:style-name="T6">6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1.8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1.841cm" svg:y="10.388cm">
            <text:p text:style-name="P9"><text:span text:style-name="T6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5.3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5.341cm" svg:y="10.388cm">
            <text:p text:style-name="P9"><text:span text:style-name="T6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5.369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5.341cm" svg:y="12.838cm">
            <text:p text:style-name="P9"><text:span text:style-name="T6">7</text:span></text:p>
            <draw:enhanced-geometry svg:viewBox="0 0 21600 21600" draw:type="mso-spt202" draw:enhanced-path="M 0 0 L 21600 0 21600 21600 0 21600 0 0 Z N"/>
          </draw:custom-shape>
        </draw:g>
        <draw:line draw:style-name="gr4" draw:text-style-name="P11" draw:layer="layout" svg:x1="15.764cm" svg:y1="10.665cm" svg:x2="18.442cm" svg:y2="8.487cm">
          <text:p/>
        </draw:line>
        <draw:line draw:style-name="gr4" draw:text-style-name="P11" draw:layer="layout" svg:x1="15.813cm" svg:y1="10.834cm" svg:x2="18.379cm" svg:y2="10.84cm">
          <text:p/>
        </draw:line>
        <draw:line draw:style-name="gr4" draw:text-style-name="P11" draw:layer="layout" svg:x1="19.079cm" svg:y1="10.834cm" svg:x2="21.899cm" svg:y2="10.84cm">
          <text:p/>
        </draw:line>
        <draw:line draw:style-name="gr4" draw:text-style-name="P11" draw:layer="layout" svg:x1="22.589cm" svg:y1="10.834cm" svg:x2="25.399cm" svg:y2="10.84cm">
          <text:p/>
        </draw:line>
        <draw:line draw:style-name="gr4" draw:text-style-name="P11" draw:layer="layout" svg:x1="19.079cm" svg:y1="8.355cm" svg:x2="21.899cm" svg:y2="8.361cm">
          <text:p/>
        </draw:line>
        <draw:line draw:style-name="gr4" draw:text-style-name="P11" draw:layer="layout" svg:x1="19.079cm" svg:y1="13.304cm" svg:x2="25.379cm" svg:y2="13.31cm">
          <text:p/>
        </draw:line>
        <draw:line draw:style-name="gr4" draw:text-style-name="P11" draw:layer="layout" svg:x1="18.71cm" svg:y1="8.686cm" svg:x2="18.714cm" svg:y2="10.437cm">
          <text:p/>
        </draw:line>
        <draw:line draw:style-name="gr4" draw:text-style-name="P11" draw:layer="layout" svg:x1="18.71cm" svg:y1="11.137cm" svg:x2="18.714cm" svg:y2="12.886cm">
          <text:p/>
        </draw:line>
        <draw:line draw:style-name="gr4" draw:text-style-name="P11" draw:layer="layout" svg:x1="22.248cm" svg:y1="8.725cm" svg:x2="22.254cm" svg:y2="10.476cm">
          <text:p/>
        </draw:line>
        <draw:line draw:style-name="gr4" draw:text-style-name="P11" draw:layer="layout" svg:x1="25.71cm" svg:y1="11.137cm" svg:x2="25.714cm" svg:y2="12.886cm">
          <text:p/>
        </draw:line>
        <draw:line draw:style-name="gr4" draw:text-style-name="P11" draw:layer="layout" svg:x1="22.492cm" svg:y1="8.541cm" svg:x2="25.413cm" svg:y2="10.534cm">
          <text:p/>
        </draw:line>
        <draw:line draw:style-name="gr4" draw:text-style-name="P11" draw:layer="layout" svg:x1="22.482cm" svg:y1="11.078cm" svg:x2="25.403cm" svg:y2="13.071cm">
          <text:p/>
        </draw:line>
        <draw:line draw:style-name="gr4" draw:text-style-name="P11" draw:layer="layout" svg:x1="22.054cm" svg:y1="11.068cm" svg:x2="18.928cm" svg:y2="13.061cm">
          <text:p/>
        </draw:line>
        <draw:line draw:style-name="gr4" draw:text-style-name="P11" draw:layer="layout" svg:x1="15.716cm" svg:y1="11.049cm" svg:x2="18.394cm" svg:y2="13.023cm">
          <text:p/>
        </draw:line>
        <draw:custom-shape draw:style-name="gr8" draw:text-style-name="P3" draw:layer="layout" svg:width="0.7cm" svg:height="0.987cm" svg:x="16.979cm" svg:y="9.989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cm" svg:height="0.987cm" svg:x="16.513cm" svg:y="12.089cm">
          <text:p/>
          <draw:enhanced-geometry svg:viewBox="0 0 21600 21600" draw:type="mso-spt202" draw:enhanced-path="M 0 0 L 21600 0 21600 21600 0 21600 0 0 Z N"/>
        </draw:custom-shape>
        <draw:polyline draw:style-name="gr7" draw:text-style-name="P11" xml:id="id31" draw:id="id31" draw:layer="layout" svg:width="2.92cm" svg:height="1.992cm" svg:x="22.496cm" svg:y="8.541cm" svg:viewBox="0 0 2921 1993" draw:points="0,0 2921,1993">
          <text:p/>
        </draw:polyline>
        <draw:polyline draw:style-name="gr7" draw:text-style-name="P11" xml:id="id32" draw:id="id32" draw:layer="layout" svg:width="2.677cm" svg:height="2.177cm" svg:x="15.764cm" svg:y="8.487cm" svg:viewBox="0 0 2678 2178" draw:points="0,2178 2678,0">
          <text:p/>
        </draw:polyline>
        <draw:g>
          <draw:custom-shape draw:style-name="gr2" draw:text-style-name="P3" draw:layer="layout" svg:width="0.7cm" svg:height="0.7cm" svg:x="2.552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.508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10.388cm">
            <text:p text:style-name="P9"><text:span text:style-name="T6">5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9.303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9.275cm" svg:y="7.938cm">
            <text:p text:style-name="P9"><text:span text:style-name="T6">6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9.303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9.275cm" svg:y="10.388cm">
            <text:p text:style-name="P9"><text:span text:style-name="T6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2.803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2.775cm" svg:y="12.838cm">
            <text:p text:style-name="P9"><text:span text:style-name="T6">7</text:span></text:p>
            <draw:enhanced-geometry svg:viewBox="0 0 21600 21600" draw:type="mso-spt202" draw:enhanced-path="M 0 0 L 21600 0 21600 21600 0 21600 0 0 Z N"/>
          </draw:custom-shape>
        </draw:g>
        <draw:line draw:style-name="gr4" draw:text-style-name="P11" draw:layer="layout" svg:x1="3.198cm" svg:y1="10.665cm" svg:x2="5.876cm" svg:y2="8.487cm">
          <text:p/>
        </draw:line>
        <draw:line draw:style-name="gr4" draw:text-style-name="P11" draw:layer="layout" svg:x1="3.251cm" svg:y1="10.834cm" svg:x2="5.817cm" svg:y2="10.84cm">
          <text:p/>
        </draw:line>
        <draw:line draw:style-name="gr4" draw:text-style-name="P11" draw:layer="layout" svg:x1="6.513cm" svg:y1="10.834cm" svg:x2="9.333cm" svg:y2="10.84cm">
          <text:p/>
        </draw:line>
        <draw:line draw:style-name="gr4" draw:text-style-name="P11" draw:layer="layout" svg:x1="6.513cm" svg:y1="8.355cm" svg:x2="9.333cm" svg:y2="8.361cm">
          <text:p/>
        </draw:line>
        <draw:line draw:style-name="gr4" draw:text-style-name="P11" draw:layer="layout" svg:x1="6.513cm" svg:y1="13.304cm" svg:x2="12.813cm" svg:y2="13.31cm">
          <text:p/>
        </draw:line>
        <draw:line draw:style-name="gr4" draw:text-style-name="P11" draw:layer="layout" svg:x1="6.144cm" svg:y1="8.686cm" svg:x2="6.148cm" svg:y2="10.437cm">
          <text:p/>
        </draw:line>
        <draw:line draw:style-name="gr4" draw:text-style-name="P11" draw:layer="layout" svg:x1="6.144cm" svg:y1="11.137cm" svg:x2="6.148cm" svg:y2="12.886cm">
          <text:p/>
        </draw:line>
        <draw:polyline draw:style-name="gr7" draw:text-style-name="P11" xml:id="id28" draw:id="id28" draw:layer="layout" svg:width="0.003cm" svg:height="1.748cm" svg:x="6.144cm" svg:y="11.137cm" svg:viewBox="0 0 4 1749" draw:points="0,0 4,1749">
          <text:p/>
        </draw:polyline>
        <draw:line draw:style-name="gr4" draw:text-style-name="P11" draw:layer="layout" svg:x1="9.682cm" svg:y1="8.725cm" svg:x2="9.688cm" svg:y2="10.476cm">
          <text:p/>
        </draw:line>
        <draw:line draw:style-name="gr4" draw:text-style-name="P11" draw:layer="layout" svg:x1="9.916cm" svg:y1="11.078cm" svg:x2="12.837cm" svg:y2="13.071cm">
          <text:p/>
        </draw:line>
        <draw:line draw:style-name="gr4" draw:text-style-name="P11" draw:layer="layout" svg:x1="9.488cm" svg:y1="11.068cm" svg:x2="6.362cm" svg:y2="13.061cm">
          <text:p/>
        </draw:line>
        <draw:line draw:style-name="gr4" draw:text-style-name="P11" draw:layer="layout" svg:x1="3.15cm" svg:y1="11.049cm" svg:x2="5.828cm" svg:y2="13.023cm">
          <text:p/>
        </draw:line>
        <draw:custom-shape draw:style-name="gr8" draw:text-style-name="P3" draw:layer="layout" svg:width="0.7cm" svg:height="0.987cm" svg:x="4.413cm" svg:y="9.989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cm" svg:height="0.987cm" svg:x="3.951cm" svg:y="12.089cm">
          <text:p/>
          <draw:enhanced-geometry svg:viewBox="0 0 21600 21600" draw:type="mso-spt202" draw:enhanced-path="M 0 0 L 21600 0 21600 21600 0 21600 0 0 Z N"/>
        </draw:custom-shape>
        <draw:polyline draw:style-name="gr7" draw:text-style-name="P11" xml:id="id29" draw:id="id29" draw:layer="layout" svg:width="2.677cm" svg:height="2.177cm" svg:x="3.198cm" svg:y="8.487cm" svg:viewBox="0 0 2678 2178" draw:points="0,2178 2678,0">
          <text:p/>
        </draw:polyline>
        <draw:custom-shape draw:style-name="gr9" draw:text-style-name="P16" xml:id="id30" draw:id="id30" draw:layer="layout" svg:width="8.793cm" svg:height="4.127cm" svg:x="2.782cm" svg:y="14.179cm">
          <text:p text:style-name="P15"><text:span text:style-name="T7">Caminhos de aumento: (7, 3, 5, 4)</text:span><text:span text:style-name="T7"><text:line-break/></text:span><text:span text:style-name="T7">(4, 7)</text:span><text:span text:style-name="T7"><text:line-break/></text:span><text:span text:style-name="T7">(6, 2, 1, 5, 3, 7)‏</text:span></text:p>
          <draw:enhanced-geometry svg:viewBox="0 0 21600 21600" draw:type="mso-spt202" draw:enhanced-path="M 0 0 L 21600 0 21600 21600 0 21600 0 0 Z N"/>
        </draw:custom-shape>
        <draw:custom-shape draw:style-name="gr9" draw:text-style-name="P16" xml:id="id34" draw:id="id34" draw:layer="layout" svg:width="9.124cm" svg:height="2.066cm" svg:x="16.448cm" svg:y="14.296cm">
          <text:p text:style-name="P15"><text:span text:style-name="T7">Caminho de aumento: (5, 4, 3, 7)‏</text:span></text:p>
          <draw:enhanced-geometry svg:viewBox="0 0 21600 21600" draw:type="mso-spt202" draw:enhanced-path="M 0 0 L 21600 0 21600 21600 0 21600 0 0 Z N"/>
        </draw:custom-shape>
        <draw:polyline draw:style-name="gr7" draw:text-style-name="P11" xml:id="id33" draw:id="id33" draw:layer="layout" svg:width="3.125cm" svg:height="1.992cm" svg:x="18.928cm" svg:y="11.068cm" svg:viewBox="0 0 3126 1993" draw:points="3126,0 0,1993">
          <text:p/>
        </draw:polylin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9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Teorema: Um emparelhamento M é máximo em G se e somente se G não contém nenhum caminho de aumento em M.</text:span></text:p>
              </text:list-item>
              <text:list-item>
                <text:p text:style-name="P7"><text:span text:style-name="T1">Prova: pag 70-71 Bondy e Murty</text:span></text:p>
              </text:list-item>
              <text:list-item>
                <text:p text:style-name="P7"><text:span text:style-name="T1">-&gt; Fácil, por absurdo.</text:span></text:p>
              </text:list-item>
              <text:list-item>
                <text:p text:style-name="P7"><text:span text:style-name="T1">&lt;- Fazer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0" draw:text-style-name="P5" draw:layer="layout" svg:width="25.199cm" svg:height="2.163cm" svg:x="1.4cm" svg:y="0.837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11" draw:layer="layout" svg:width="25.199cm" svg:height="16.927cm" svg:x="1.301cm" svg:y="3cm" presentation:class="outline" presentation:user-transformed="true">
          <draw:text-box>
            <text:list text:style-name="L1">
              <text:list-item>
                <text:p xml:id="id35" text:id="id35">Por contradição assuma que existe um emparelhamento M' maior do que M.</text:p>
              </text:list-item>
              <text:list-item>
                <text:p xml:id="id36" text:id="id36">Considere o subgrafo induzido pela diferença simétrica entre M' e M.</text:p>
              </text:list-item>
              <text:list-item>
                <text:p xml:id="id37" text:id="id37">Qual pode ser o grau dos vértices nesse subgrafo?</text:p>
              </text:list-item>
              <text:list-item>
                <text:p xml:id="id38" text:id="id38">0, não.</text:p>
              </text:list-item>
              <text:list-item>
                <text:p xml:id="id39" text:id="id39">1 e 2 ok</text:p>
              </text:list-item>
              <text:list-item>
                <text:p xml:id="id40" text:id="id40">&gt; 2 não.</text:p>
              </text:list-item>
              <text:list-item>
                <text:p xml:id="id41" text:id="id41">Como são as componentes conexas desse subgrafo?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 text:style-name="P5"><text:span text:style-name="T1">Emparelhamento em Grafos</text:span></text:p>
          </draw:text-box>
        </draw:frame>
        <draw:frame presentation:style-name="pr14" draw:layer="layout" svg:width="25.199cm" svg:height="14.661cm" svg:x="1.4cm" svg:y="4.314cm" presentation:class="outline" presentation:user-transformed="true">
          <draw:text-box>
            <text:list text:style-name="L1">
              <text:list-item>
                <text:p xml:id="id42" text:id="id42">Caminhos e ciclos.</text:p>
              </text:list-item>
              <text:list-item>
                <text:p xml:id="id43" text:id="id43">Ciclos e caminhos de tamanho par tem o mesmo número de arestas dos dois emparelhamentos.</text:p>
              </text:list-item>
              <text:list-item>
                <text:p xml:id="id44" text:id="id44">Portanto, já que |M'|&gt;|M|, deve existir um caminho com mais arestas de M' do que de M.</text:p>
              </text:list-item>
              <text:list-item>
                <text:p xml:id="id45" text:id="id45">Esse caminho necessariamento começa e termina com arestas de M' (não estão em M).</text:p>
              </text:list-item>
              <text:list-item>
                <text:p xml:id="id46" text:id="id46">Esse caminho é um caminho de aumento em M. Contradiçã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15" draw:text-style-name="P8" draw:layer="layout" svg:width="24.5cm" svg:height="16.005cm" svg:x="2.506cm" svg:y="3.859cm" presentation:class="outline" presentation:user-transformed="true">
          <draw:text-box>
            <text:list text:style-name="L3">
              <text:list-item>
                <text:p text:style-name="P7"><text:span text:style-name="T8">Teorema: Uma árvore tem no máximo um emparelhamento perfeito.</text:span></text:p>
              </text:list-item>
              <text:list-item>
                <text:p xml:id="id47" text:id="id47" text:style-name="P7"><text:span text:style-name="T8">Prova: Sejam M e M' dois emparelhamentos perfeitos diferentes de uma árvore.</text:span></text:p>
              </text:list-item>
              <text:list-item>
                <text:p xml:id="id48" text:id="id48" text:style-name="P7"><text:span text:style-name="T8">Consideremos o grafo induzido por M </text:span><text:span text:style-name="T9"></text:span><text:span text:style-name="T10">M'. </text:span></text:p>
              </text:list-item>
              <text:list-item>
                <text:p xml:id="id49" text:id="id49" text:style-name="P7"><text:span text:style-name="T8">Todo vértice desse grafo tem grau 2, uma aresta incidente por M e outra por M' (tanto M como M' são perfeitos) e portanto tem pelo menos um cíclo.</text:span></text:p>
              </text:list-item>
              <text:list-item>
                <text:p xml:id="id50" text:id="id50" text:style-name="P7"><text:span text:style-name="T8">Como as arestas deste grafo pertencem à árvore, a árvere também tem um ciclo o que é absurdo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16" draw:text-style-name="P8" draw:layer="layout" svg:width="24.5cm" svg:height="12.367cm" svg:x="2.565cm" svg:y="4.9cm" presentation:class="outline" presentation:user-transformed="true">
          <draw:text-box>
            <text:list text:style-name="L3">
              <text:list-item>
                <text:p text:style-name="P7"><text:span text:style-name="T1">Problema de atribuição (assignment) : Em uma empresa n trabalhadores estão disponíveis para fazer n tarefas, cada trabalhador sabe fazer um subconjunto dessas tarefas.</text:span></text:p>
              </text:list-item>
              <text:list-item>
                <text:p text:style-name="P7"><text:span text:style-name="T1">Existe uma maneira de atribuir a cada um dos trabalhadores exatamente uma tarefa que ele saiba fazer?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17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Trabalhadores -&gt; vértices.</text:span></text:p>
              </text:list-item>
              <text:list-item>
                <text:p text:style-name="P7"><text:span text:style-name="T1">Tarefas -&gt; vértices.</text:span></text:p>
              </text:list-item>
              <text:list-item>
                <text:p text:style-name="P7"><text:span text:style-name="T1">Sabe fazer -&gt; aresta.</text:span></text:p>
              </text:list-item>
              <text:list-item>
                <text:p text:style-name="P7"><text:span text:style-name="T1">Grafo bipartido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18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Seja S um conjunto de vértices de um grafo.</text:span></text:p>
              </text:list-item>
              <text:list-item>
                <text:p text:style-name="P7"><text:span text:style-name="T1">Define-se a vizinhança de S (N(S)) em G como o subconjunto de vértices adjacentes a algum vértice de S.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19" draw:text-style-name="P8" draw:layer="layout" svg:width="24.5cm" svg:height="14.691cm" svg:x="2.506cm" svg:y="4.409cm" presentation:class="outline" presentation:user-transformed="true">
          <draw:text-box>
            <text:list text:style-name="L3">
              <text:list-item>
                <text:p text:style-name="P7"><text:span text:style-name="T1">Seja G um grafo bipartido com bipartição (X, Y). G contém um emparelhamento no qual todo vértice de X está coberto se e somente se |N(S)| </text:span><text:span text:style-name="T4"></text:span><text:span text:style-name="T5"> |S| para todo S </text:span><text:span text:style-name="T4"></text:span><text:span text:style-name="T5"> X.</text:span></text:p>
              </text:list-item>
              <text:list-item>
                <text:p text:style-name="P7"><text:span text:style-name="T5">Prova:</text:span></text:p>
              </text:list-item>
              <text:list-item>
                <text:p xml:id="id51" text:id="id51" text:style-name="P7"><text:span text:style-name="T5">=&gt; Contém matching então |N(S)|</text:span><text:span text:style-name="T4"></text:span><text:span text:style-name="T5">|S|</text:span></text:p>
              </text:list-item>
            </text:list>
            <text:list text:style-name="L4">
              <text:list-item>
                <text:list>
                  <text:list-item>
                    <text:p xml:id="id52" text:id="id52" text:style-name="P18"><text:span text:style-name="T5">Fácil</text:span></text:p>
                  </text:list-item>
                </text:list>
              </text:list-item>
            </text:list>
            <text:list text:style-name="L3">
              <text:list-item>
                <text:p xml:id="id53" text:id="id53" text:style-name="P7"><text:span text:style-name="T5">&lt;= |N(S)|</text:span><text:span text:style-name="T4"></text:span><text:span text:style-name="T5">|S| então contém matching.</text:span></text:p>
              </text:list-item>
            </text:list>
            <text:list text:style-name="L4">
              <text:list-item>
                <text:list>
                  <text:list-item>
                    <text:p xml:id="id54" text:id="id54" text:style-name="P18"><text:span text:style-name="T5">+ difícil 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0" draw:text-style-name="P20" draw:layer="layout" svg:width="19.765cm" svg:height="3.866cm" svg:x="4.433cm" svg:y="0cm" presentation:class="title" presentation:user-transformed="true">
          <draw:text-box>
            <text:p text:style-name="P19"><text:span text:style-name="T1">Emparelhamento em Grafos</text:span></text:p>
          </draw:text-box>
        </draw:frame>
        <draw:frame presentation:style-name="pr21" draw:text-style-name="P8" draw:layer="layout" svg:width="24.433cm" svg:height="12.528cm" svg:x="2.566cm" svg:y="4.9cm" presentation:class="outline" presentation:user-transformed="true">
          <draw:text-box>
            <text:list text:style-name="L3">
              <text:list-item>
                <text:p text:style-name="P7"><text:span text:style-name="T1">&lt;=) Vamos provar que se não existe emparelhamento que atinge todos os vértices de X então existe </text:span><text:span text:style-name="T5">S </text:span><text:span text:style-name="T4"></text:span><text:span text:style-name="T5"> X tal que |N(S)|&lt;|S|.</text:span></text:p>
              </text:list-item>
              <text:list-item>
                <text:p xml:id="id55" text:id="id55" text:style-name="P21"><text:span text:style-name="T1">Seja v um vértice de X não coberto por um emparelhamento máximo M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32cm" svg:height="11.123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0" draw:text-style-name="P20" draw:layer="layout" svg:width="19.765cm" svg:height="3.866cm" svg:x="4.433cm" svg:y="0cm" presentation:class="title" presentation:user-transformed="true">
          <draw:text-box>
            <text:p text:style-name="P19"><text:span text:style-name="T1">Emparelhamento em Grafos</text:span></text:p>
          </draw:text-box>
        </draw:frame>
        <draw:frame presentation:style-name="pr22" draw:text-style-name="P22" draw:layer="layout" svg:width="24.433cm" svg:height="15.848cm" svg:x="2.566cm" svg:y="3.353cm" presentation:class="outline" presentation:user-transformed="true">
          <draw:text-box>
            <text:list text:style-name="L3">
              <text:list-item>
                <text:p text:style-name="P7"><text:span text:style-name="T8">Definimos </text:span><text:span text:style-name="T10">S </text:span><text:span text:style-name="T9"></text:span><text:span text:style-name="T10"> X</text:span><text:span text:style-name="T8"> como o conjunto de todos os vértices de X que podem ser atingidos a partir de v com caminhos alternados em M incluindo v.</text:span></text:p>
              </text:list-item>
              <text:list-item>
                <text:p xml:id="id56" text:id="id56" text:style-name="P21"><text:span text:style-name="T8">N(S) não inclui vértices não cobertos pelo emparelhamento dado que isso formaria um caminho de aumento em M.</text:span></text:p>
              </text:list-item>
              <text:list-item>
                <text:p xml:id="id57" text:id="id57" text:style-name="P21"><text:span text:style-name="T8">Para todo vértice de N(S) existe um vértice de S\{v} diferente com o qual está emparelhado em M.</text:span></text:p>
              </text:list-item>
              <text:list-item>
                <text:p xml:id="id58" text:id="id58" text:style-name="P21"><text:span text:style-name="T8">Portanto |N(S)|</text:span><text:span text:style-name="T11">≤</text:span><text:span text:style-name="T8">|S|-1, então |N(S)|</text:span><text:span text:style-name="T12">&lt;</text:span><text:span text:style-name="T8">|S|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3.932cm" svg:height="11.123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23" draw:text-style-name="P8" draw:layer="layout" svg:width="24.5cm" svg:height="12.99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Corolário: Todo grafo bipartido k-regular com k &gt; 0 tem um emparelhamento perfeito.</text:span></text:p>
              </text:list-item>
              <text:list-item>
                <text:p xml:id="id59" text:id="id59" text:style-name="P7"><text:span text:style-name="T1">Dem: Para todo </text:span><text:span text:style-name="T5">S </text:span><text:span text:style-name="T4"></text:span><text:span text:style-name="T5"> X, k*|S|=|E(S)|&lt;= <text:s text:c="10"/>|E(N(S))| = k*|N(S)|.</text:span></text:p>
              </text:list-item>
              <text:list-item>
                <text:p xml:id="id60" text:id="id60" text:style-name="P7"><text:span text:style-name="T5">Portanto |S| &lt;= |N(S)|.</text:span></text:p>
              </text:list-item>
              <text:list-item>
                <text:p xml:id="id61" text:id="id61" text:style-name="P7"><text:span text:style-name="T13">Existe emparelhamento que cobre todo X.</text:span></text:p>
              </text:list-item>
              <text:list-item>
                <text:p xml:id="id62" text:id="id62" text:style-name="P7"><text:span text:style-name="T13">Como |X|=|Y| (ver aula 2) esse emparelhamento cobre também todo Y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24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Cobertura por vértices: Subonjunto de vértices K </text:span><text:span text:style-name="T4"></text:span><text:span text:style-name="T5"> V tal que toda aresta de E tem um extremo em um vértice de K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g>
          <draw:custom-shape draw:style-name="gr2" draw:text-style-name="P3" draw:layer="layout" svg:width="0.7cm" svg:height="0.7cm" svg:x="2.658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.62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g>
          <draw:custom-shape draw:style-name="gr2" draw:text-style-name="P3" draw:layer="layout" svg:width="0.7cm" svg:height="0.7cm" svg:x="15.113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5.074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10.388cm">
            <text:p text:style-name="P9"><text:span text:style-name="T6">5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8.369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8.341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1.869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1.841cm" svg:y="7.938cm">
            <text:p text:style-name="P9"><text:span text:style-name="T6">6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1.8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1.841cm" svg:y="10.388cm">
            <text:p text:style-name="P9"><text:span text:style-name="T6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5.369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5.341cm" svg:y="10.388cm">
            <text:p text:style-name="P9"><text:span text:style-name="T6">8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25.369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25.341cm" svg:y="12.838cm">
            <text:p text:style-name="P9"><text:span text:style-name="T6">7</text:span></text:p>
            <draw:enhanced-geometry svg:viewBox="0 0 21600 21600" draw:type="mso-spt202" draw:enhanced-path="M 0 0 L 21600 0 21600 21600 0 21600 0 0 Z N"/>
          </draw:custom-shape>
        </draw:g>
        <draw:line draw:style-name="gr4" draw:text-style-name="P11" draw:layer="layout" svg:x1="15.764cm" svg:y1="10.665cm" svg:x2="18.442cm" svg:y2="8.487cm">
          <text:p/>
        </draw:line>
        <draw:line draw:style-name="gr4" draw:text-style-name="P11" draw:layer="layout" svg:x1="15.813cm" svg:y1="10.834cm" svg:x2="18.379cm" svg:y2="10.84cm">
          <text:p/>
        </draw:line>
        <draw:line draw:style-name="gr4" draw:text-style-name="P11" draw:layer="layout" svg:x1="19.079cm" svg:y1="10.834cm" svg:x2="21.899cm" svg:y2="10.84cm">
          <text:p/>
        </draw:line>
        <draw:line draw:style-name="gr4" draw:text-style-name="P11" draw:layer="layout" svg:x1="22.589cm" svg:y1="10.834cm" svg:x2="25.399cm" svg:y2="10.84cm">
          <text:p/>
        </draw:line>
        <draw:line draw:style-name="gr4" draw:text-style-name="P11" draw:layer="layout" svg:x1="19.079cm" svg:y1="8.355cm" svg:x2="21.899cm" svg:y2="8.361cm">
          <text:p/>
        </draw:line>
        <draw:line draw:style-name="gr4" draw:text-style-name="P11" draw:layer="layout" svg:x1="19.079cm" svg:y1="13.304cm" svg:x2="25.379cm" svg:y2="13.31cm">
          <text:p/>
        </draw:line>
        <draw:line draw:style-name="gr4" draw:text-style-name="P11" draw:layer="layout" svg:x1="18.71cm" svg:y1="8.686cm" svg:x2="18.714cm" svg:y2="10.437cm">
          <text:p/>
        </draw:line>
        <draw:line draw:style-name="gr4" draw:text-style-name="P11" draw:layer="layout" svg:x1="18.71cm" svg:y1="11.137cm" svg:x2="18.714cm" svg:y2="12.886cm">
          <text:p/>
        </draw:line>
        <draw:line draw:style-name="gr4" draw:text-style-name="P11" draw:layer="layout" svg:x1="22.248cm" svg:y1="8.725cm" svg:x2="22.254cm" svg:y2="10.476cm">
          <text:p/>
        </draw:line>
        <draw:line draw:style-name="gr4" draw:text-style-name="P11" draw:layer="layout" svg:x1="25.71cm" svg:y1="11.137cm" svg:x2="25.714cm" svg:y2="12.886cm">
          <text:p/>
        </draw:line>
        <draw:line draw:style-name="gr4" draw:text-style-name="P11" draw:layer="layout" svg:x1="22.492cm" svg:y1="8.541cm" svg:x2="25.413cm" svg:y2="10.534cm">
          <text:p/>
        </draw:line>
        <draw:line draw:style-name="gr4" draw:text-style-name="P11" draw:layer="layout" svg:x1="22.482cm" svg:y1="11.078cm" svg:x2="25.403cm" svg:y2="13.071cm">
          <text:p/>
        </draw:line>
        <draw:line draw:style-name="gr4" draw:text-style-name="P11" draw:layer="layout" svg:x1="22.054cm" svg:y1="11.068cm" svg:x2="18.928cm" svg:y2="13.061cm">
          <text:p/>
        </draw:line>
        <draw:line draw:style-name="gr4" draw:text-style-name="P11" draw:layer="layout" svg:x1="15.716cm" svg:y1="11.049cm" svg:x2="18.394cm" svg:y2="13.023cm">
          <text:p/>
        </draw:line>
        <draw:custom-shape draw:style-name="gr8" draw:text-style-name="P3" draw:layer="layout" svg:width="0.7cm" svg:height="0.987cm" svg:x="16.979cm" svg:y="9.989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cm" svg:height="0.987cm" svg:x="16.513cm" svg:y="12.089cm">
          <text:p/>
          <draw:enhanced-geometry svg:viewBox="0 0 21600 21600" draw:type="mso-spt202" draw:enhanced-path="M 0 0 L 21600 0 21600 21600 0 21600 0 0 Z N"/>
        </draw:custom-shape>
        <draw:line draw:style-name="gr4" draw:text-style-name="P11" draw:layer="layout" svg:x1="22.496cm" svg:y1="8.541cm" svg:x2="25.417cm" svg:y2="10.534cm">
          <text:p/>
        </draw:line>
        <draw:line draw:style-name="gr4" draw:text-style-name="P11" draw:layer="layout" svg:x1="15.764cm" svg:y1="10.665cm" svg:x2="18.442cm" svg:y2="8.487cm">
          <text:p/>
        </draw:line>
        <draw:g>
          <draw:custom-shape draw:style-name="gr2" draw:text-style-name="P3" draw:layer="layout" svg:width="0.7cm" svg:height="0.7cm" svg:x="5.803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10.388cm">
            <text:p text:style-name="P9"><text:span text:style-name="T6">5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5.803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5.775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9.303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9.275cm" svg:y="7.938cm">
            <text:p text:style-name="P9"><text:span text:style-name="T6">6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9.303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9.275cm" svg:y="10.388cm">
            <text:p text:style-name="P23"><text:span text:style-name="T6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3" draw:layer="layout" svg:width="0.7cm" svg:height="0.7cm" svg:x="12.803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14" draw:layer="layout" svg:width="0.777cm" svg:height="0.816cm" svg:x="12.775cm" svg:y="12.838cm">
            <text:p text:style-name="P9"><text:span text:style-name="T6">7</text:span></text:p>
            <draw:enhanced-geometry svg:viewBox="0 0 21600 21600" draw:type="mso-spt202" draw:enhanced-path="M 0 0 L 21600 0 21600 21600 0 21600 0 0 Z N"/>
          </draw:custom-shape>
        </draw:g>
        <draw:line draw:style-name="gr4" draw:text-style-name="P11" draw:layer="layout" svg:x1="3.198cm" svg:y1="10.665cm" svg:x2="5.876cm" svg:y2="8.487cm">
          <text:p/>
        </draw:line>
        <draw:line draw:style-name="gr4" draw:text-style-name="P11" draw:layer="layout" svg:x1="3.251cm" svg:y1="10.834cm" svg:x2="5.817cm" svg:y2="10.84cm">
          <text:p/>
        </draw:line>
        <draw:line draw:style-name="gr4" draw:text-style-name="P11" draw:layer="layout" svg:x1="6.513cm" svg:y1="10.834cm" svg:x2="9.333cm" svg:y2="10.84cm">
          <text:p/>
        </draw:line>
        <draw:line draw:style-name="gr4" draw:text-style-name="P11" draw:layer="layout" svg:x1="6.513cm" svg:y1="8.355cm" svg:x2="9.333cm" svg:y2="8.361cm">
          <text:p/>
        </draw:line>
        <draw:line draw:style-name="gr4" draw:text-style-name="P11" draw:layer="layout" svg:x1="6.513cm" svg:y1="13.304cm" svg:x2="12.813cm" svg:y2="13.31cm">
          <text:p/>
        </draw:line>
        <draw:line draw:style-name="gr4" draw:text-style-name="P11" draw:layer="layout" svg:x1="6.144cm" svg:y1="8.686cm" svg:x2="6.148cm" svg:y2="10.437cm">
          <text:p/>
        </draw:line>
        <draw:line draw:style-name="gr4" draw:text-style-name="P11" draw:layer="layout" svg:x1="6.144cm" svg:y1="11.137cm" svg:x2="6.148cm" svg:y2="12.886cm">
          <text:p/>
        </draw:line>
        <draw:line draw:style-name="gr4" draw:text-style-name="P11" draw:layer="layout" svg:x1="9.682cm" svg:y1="8.725cm" svg:x2="9.688cm" svg:y2="10.476cm">
          <text:p/>
        </draw:line>
        <draw:line draw:style-name="gr4" draw:text-style-name="P11" draw:layer="layout" svg:x1="9.916cm" svg:y1="11.078cm" svg:x2="12.837cm" svg:y2="13.071cm">
          <text:p/>
        </draw:line>
        <draw:line draw:style-name="gr4" draw:text-style-name="P11" draw:layer="layout" svg:x1="9.488cm" svg:y1="11.068cm" svg:x2="6.362cm" svg:y2="13.061cm">
          <text:p/>
        </draw:line>
        <draw:line draw:style-name="gr4" draw:text-style-name="P11" draw:layer="layout" svg:x1="3.15cm" svg:y1="11.049cm" svg:x2="5.828cm" svg:y2="13.023cm">
          <text:p/>
        </draw:line>
        <draw:custom-shape draw:style-name="gr8" draw:text-style-name="P3" draw:layer="layout" svg:width="0.7cm" svg:height="0.987cm" svg:x="4.413cm" svg:y="9.989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cm" svg:height="0.987cm" svg:x="3.951cm" svg:y="12.089cm">
          <text:p/>
          <draw:enhanced-geometry svg:viewBox="0 0 21600 21600" draw:type="mso-spt202" draw:enhanced-path="M 0 0 L 21600 0 21600 21600 0 21600 0 0 Z N"/>
        </draw:custom-shape>
        <draw:line draw:style-name="gr4" draw:text-style-name="P11" draw:layer="layout" svg:x1="3.198cm" svg:y1="10.665cm" svg:x2="5.876cm" svg:y2="8.487cm">
          <text:p/>
        </draw:line>
        <draw:line draw:style-name="gr4" draw:text-style-name="P11" draw:layer="layout" svg:x1="22.054cm" svg:y1="11.068cm" svg:x2="18.928cm" svg:y2="13.061cm">
          <text:p/>
        </draw:line>
        <draw:g xml:id="id64" draw:id="id64">
          <draw:custom-shape draw:style-name="gr11" draw:text-style-name="P3" draw:layer="layout" svg:width="0.7cm" svg:height="0.7cm" svg:x="5.803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2" draw:text-style-name="P14" draw:layer="layout" svg:width="0.777cm" svg:height="0.816cm" svg:x="5.775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 xml:id="id66" draw:id="id66">
          <draw:custom-shape draw:style-name="gr11" draw:text-style-name="P3" draw:layer="layout" svg:width="0.7cm" svg:height="0.7cm" svg:x="5.803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2" draw:text-style-name="P14" draw:layer="layout" svg:width="0.777cm" svg:height="0.816cm" svg:x="5.775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 xml:id="id65" draw:id="id65">
          <draw:custom-shape draw:style-name="gr13" draw:text-style-name="P3" draw:layer="layout" svg:width="0.7cm" svg:height="0.7cm" svg:x="9.303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4" draw:text-style-name="P14" draw:layer="layout" svg:width="0.777cm" svg:height="0.816cm" svg:x="9.275cm" svg:y="10.388cm">
            <text:p text:style-name="P23"><text:span text:style-name="T6">4</text:span></text:p>
            <draw:enhanced-geometry svg:viewBox="0 0 21600 21600" draw:type="mso-spt202" draw:enhanced-path="M 0 0 L 21600 0 21600 21600 0 21600 0 0 Z N"/>
          </draw:custom-shape>
        </draw:g>
        <draw:g xml:id="id63" draw:id="id63">
          <draw:custom-shape draw:style-name="gr13" draw:text-style-name="P3" draw:layer="layout" svg:width="0.7cm" svg:height="0.7cm" svg:x="2.552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4" draw:text-style-name="P14" draw:layer="layout" svg:width="0.777cm" svg:height="0.816cm" svg:x="2.508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g xml:id="id67" draw:id="id67">
          <draw:custom-shape draw:style-name="gr11" draw:text-style-name="P3" draw:layer="layout" svg:width="0.7cm" svg:height="0.7cm" svg:x="18.482cm" svg:y="12.9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2" draw:text-style-name="P14" draw:layer="layout" svg:width="0.777cm" svg:height="0.816cm" svg:x="18.452cm" svg:y="12.838cm">
            <text:p text:style-name="P9"><text:span text:style-name="T6">3</text:span></text:p>
            <draw:enhanced-geometry svg:viewBox="0 0 21600 21600" draw:type="mso-spt202" draw:enhanced-path="M 0 0 L 21600 0 21600 21600 0 21600 0 0 Z N"/>
          </draw:custom-shape>
        </draw:g>
        <draw:g xml:id="id68" draw:id="id68">
          <draw:custom-shape draw:style-name="gr11" draw:text-style-name="P3" draw:layer="layout" svg:width="0.7cm" svg:height="0.7cm" svg:x="18.482cm" svg:y="8.02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2" draw:text-style-name="P14" draw:layer="layout" svg:width="0.777cm" svg:height="0.816cm" svg:x="18.452cm" svg:y="7.938cm">
            <text:p text:style-name="P9"><text:span text:style-name="T6">2</text:span></text:p>
            <draw:enhanced-geometry svg:viewBox="0 0 21600 21600" draw:type="mso-spt202" draw:enhanced-path="M 0 0 L 21600 0 21600 21600 0 21600 0 0 Z N"/>
          </draw:custom-shape>
        </draw:g>
        <draw:g xml:id="id69" draw:id="id69">
          <draw:custom-shape draw:style-name="gr13" draw:text-style-name="P3" draw:layer="layout" svg:width="0.7cm" svg:height="0.7cm" svg:x="21.982cm" svg:y="10.4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4" draw:text-style-name="P14" draw:layer="layout" svg:width="0.777cm" svg:height="0.816cm" svg:x="21.952cm" svg:y="10.388cm">
            <text:p text:style-name="P23"><text:span text:style-name="T6">4</text:span></text:p>
            <draw:enhanced-geometry svg:viewBox="0 0 21600 21600" draw:type="mso-spt202" draw:enhanced-path="M 0 0 L 21600 0 21600 21600 0 21600 0 0 Z N"/>
          </draw:custom-shape>
        </draw:g>
        <draw:g xml:id="id70" draw:id="id70">
          <draw:custom-shape draw:style-name="gr13" draw:text-style-name="P3" draw:layer="layout" svg:width="0.7cm" svg:height="0.7cm" svg:x="15.224cm" svg:y="10.4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4" draw:text-style-name="P14" draw:layer="layout" svg:width="0.777cm" svg:height="0.816cm" svg:x="15.186cm" svg:y="10.368cm">
            <text:p text:style-name="P9"><text:span text:style-name="T6">1</text:span></text:p>
            <draw:enhanced-geometry svg:viewBox="0 0 21600 21600" draw:type="mso-spt202" draw:enhanced-path="M 0 0 L 21600 0 21600 21600 0 21600 0 0 Z N"/>
          </draw:custom-shape>
        </draw:g>
        <draw:g xml:id="id71" draw:id="id71">
          <draw:custom-shape draw:style-name="gr13" draw:text-style-name="P3" draw:layer="layout" svg:width="0.7cm" svg:height="0.7cm" svg:x="25.293cm" svg:y="10.47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4" draw:text-style-name="P14" draw:layer="layout" svg:width="0.777cm" svg:height="0.816cm" svg:x="25.263cm" svg:y="10.393cm">
            <text:p text:style-name="P23"><text:span text:style-name="T6">8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25" draw:text-style-name="P8" draw:layer="layout" svg:width="24.5cm" svg:height="14.332cm" svg:x="2.506cm" svg:y="3.859cm" presentation:class="outline" presentation:user-transformed="true">
          <draw:text-box>
            <text:list text:style-name="L3">
              <text:list-item>
                <text:p text:style-name="P7"><text:span text:style-name="T1">Se K é uma cobertura por vértices e M um emparelhamento do grafo G, então |M|</text:span><text:span text:style-name="T4"></text:span><text:span text:style-name="T5">|K|.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Por cada aresta de M precisamos um vértice de K.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Em particular, o tamanho da cobertura mínima é maior ou igual que o tamanho do emparelhamento máximo.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26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5">Teorema: Se |M| = |K| então M é emparelhamento máximo e K é cobertura mínima.</text:span></text:p>
              </text:list-item>
              <text:list-item>
                <text:p xml:id="id72" text:id="id72" text:style-name="P7"><text:span text:style-name="T5">Em geral, a igualdade não se verifica.</text:span></text:p>
              </text:list-item>
              <text:list-item>
                <text:p xml:id="id73" text:id="id73" text:style-name="P7"><text:span text:style-name="T5">Teorema: Em grafos bipartidos, |M*|=|K*|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27" draw:text-style-name="P8" draw:layer="layout" svg:width="24.5cm" svg:height="12.367cm" svg:x="2.565cm" svg:y="4.9cm" presentation:class="outline" presentation:user-transformed="true">
          <draw:text-box>
            <text:list text:style-name="L3">
              <text:list-item>
                <text:p text:style-name="P7"><text:span text:style-name="T1">Problema de atribuição (assignment) : Em uma empresa n trabalhadores estão disponíveis para fazer n tarefas, cada trabalhador sabe fazer um subconjunto dessas tarefas.</text:span></text:p>
              </text:list-item>
              <text:list-item>
                <text:p text:style-name="P7"><text:span text:style-name="T1">Existe uma maneira de atribuir a cada um dos trabalhadores exatamente uma tarefa que ele saiba fazer? 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28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Trabalhadores -&gt; vértices.</text:span></text:p>
              </text:list-item>
              <text:list-item>
                <text:p text:style-name="P7"><text:span text:style-name="T1">Tarefas &gt; vértices.</text:span></text:p>
              </text:list-item>
              <text:list-item>
                <text:p text:style-name="P7"><text:span text:style-name="T1">Sabe fazer -&gt; aresta.</text:span></text:p>
              </text:list-item>
              <text:list-item>
                <text:p text:style-name="P7"><text:span text:style-name="T1">Grafo bipartido.</text:span></text:p>
              </text:list-item>
              <text:list-item>
                <text:p text:style-name="P7"><text:span text:style-name="T1">Existe um emparelhamento que cubra todos os vértices que representam os trabalhadores?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text-style-name="P6" draw:layer="layout" svg:width="19.833cm" svg:height="3.847cm" svg:x="4.432cm" svg:y="0cm" presentation:class="title" presentation:user-transformed="true">
          <draw:text-box>
            <text:p text:style-name="P5"><text:span text:style-name="T1">Emparelhamento em Grafos</text:span></text:p>
          </draw:text-box>
        </draw:frame>
        <draw:frame presentation:style-name="pr29" draw:text-style-name="P8" draw:layer="layout" svg:width="24.5cm" svg:height="12.095cm" svg:x="2.565cm" svg:y="4.898cm" presentation:class="outline" presentation:user-transformed="true">
          <draw:text-box>
            <text:list text:style-name="L3">
              <text:list-item>
                <text:p text:style-name="P7"><text:span text:style-name="T1">Método Hungariano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">Encontra um emparelhamento em um grafo bipartido com bipartição (X, Y) tal que X está coberto pelo emparelhamento ou encontra um subconjunto S </text:span><text:span text:style-name="T4"></text:span><text:span text:style-name="T5"> X tal que |N(S)| &lt; |S|.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30" draw:text-style-name="P6" draw:layer="layout" svg:width="19.833cm" svg:height="1.915cm" svg:x="4.432cm" svg:y="0.867cm" presentation:class="title" presentation:user-transformed="true">
          <draw:text-box>
            <text:p text:style-name="P5"><text:span text:style-name="T1">Método Hungariano</text:span></text:p>
          </draw:text-box>
        </draw:frame>
        <draw:frame presentation:style-name="pr31" draw:text-style-name="P8" draw:layer="layout" svg:width="24.5cm" svg:height="16.339cm" svg:x="3.056cm" svg:y="3.304cm" presentation:class="outline" presentation:user-transformed="true">
          <draw:text-box>
            <text:list text:style-name="L3">
              <text:list-item>
                <text:p text:style-name="P7"><text:span text:style-name="T14">1) Seja M um emparelhamento qualquer. (por exemplo M=</text:span><text:span text:style-name="T15"></text:span><text:span text:style-name="T16">).</text:span></text:p>
              </text:list-item>
              <text:list-item>
                <text:p text:style-name="P7"><text:span text:style-name="T16">2) Se M cubre X então pare. Senão seja u um vértice de X não coberto por M.</text:span></text:p>
              </text:list-item>
              <text:list-item>
                <text:p text:style-name="P7"><text:span text:style-name="T16">3) Fazer S={u}, T=</text:span><text:span text:style-name="T15"></text:span><text:span text:style-name="T16">.</text:span></text:p>
              </text:list-item>
              <text:list-item>
                <text:p text:style-name="P7"><text:span text:style-name="T16">4) Se N(S) = T então pare pois |N(S)|&lt;|S|. Em caso contrário, seja y um vértice de N(S)\T.</text:span></text:p>
              </text:list-item>
              <text:list-item>
                <text:p text:style-name="P7"><text:span text:style-name="T16">5) Se y está coberto por M seja (y, z) a aresta de M que cobre y. Fazer S = S </text:span><text:span text:style-name="T15"></text:span><text:span text:style-name="T16"> {z} e T = T </text:span><text:span text:style-name="T15"></text:span><text:span text:style-name="T16">{y} e volte ao passo 4.</text:span></text:p>
              </text:list-item>
              <text:list-item>
                <text:p text:style-name="P7"><text:span text:style-name="T16">6) Se y não está coberto por M determinamos um caminho de aumento de u a y. Aumentar M e voltar ao passo 2. <text:s/></text:span></text:p>
              </text:list-item>
            </text:list>
          </draw:text-box>
        </draw:frame>
        <presentation:notes draw:style-name="dp2">
          <draw:custom-shape draw:style-name="gr1" draw:text-style-name="P3" draw:layer="layout" svg:width="14cm" svg:height="11.138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20" draw:text-style-name="P20" draw:layer="layout" svg:width="19.765cm" svg:height="3.866cm" svg:x="4.433cm" svg:y="0cm" presentation:class="title" presentation:user-transformed="true">
          <draw:text-box>
            <text:p text:style-name="P19"><text:span text:style-name="T1">Emparelhamento em Grafos</text:span></text:p>
          </draw:text-box>
        </draw:frame>
        <draw:frame presentation:style-name="pr32" draw:text-style-name="P8" draw:layer="layout" svg:width="24.433cm" svg:height="12.528cm" svg:x="2.566cm" svg:y="4.9cm" presentation:class="outline" presentation:user-transformed="true">
          <draw:text-box>
            <text:list text:style-name="L3">
              <text:list-item>
                <text:p text:style-name="P7"><text:span text:style-name="T1">Existe um algoritmo eficiente (não trivial) para determinar um emparelhamento máximo em um grafo geral. O mesmo resolve emparelhamento perfeito a custo mínimo.</text:span></text:p>
              </text:list-item>
              <text:list-item>
                <text:p text:style-name="P7"><text:span text:style-name="T1"><text:s/></text:span><text:span text:style-name="T1">Exercício 4: Pesquisar sobre este algoritmo:</text:span></text:p>
                <text:list>
                  <text:list-item>
                    <text:p text:style-name="P5"><text:span text:style-name="T1">Qual é o fator complicante em grafos não bipartidos?</text:span></text:p>
                  </text:list-item>
                  <text:list-item>
                    <text:p text:style-name="P5"><text:span text:style-name="T1">Dar uma ideia de como isto é resolvido.</text:span></text:p>
                  </text:list-item>
                  <text:list-item>
                    <text:p text:style-name="P5"><text:span text:style-name="T1">Não superar uma folha.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13.932cm" svg:height="11.123cm" svg:x="3.499cm" svg:y="2.22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6.697cm" svg:height="13.31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meta:initial-creator>Sebastián Urrutia</meta:initial-creator>
    <meta:creation-date>2011-03-24T10:50:32</meta:creation-date>
    <dc:date>2017-03-28T16:16:34.08</dc:date>
    <meta:editing-cycles>8</meta:editing-cycles>
    <meta:editing-duration>PT6H45M2S</meta:editing-duration>
    <meta:document-statistic meta:object-count="530"/>
    <meta:user-defined meta:name="Info 1"/>
    <meta:user-defined meta:name="Info 2"/>
    <meta:user-defined meta:name="Info 3"/>
    <meta:user-defined meta:name="Info 4"/>
  </office:meta>
</office:document-meta>
</file>